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8" office:value-type="string">
            <text:p>2022-08-20_07-19-53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08-20_02-15-39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8" office:value-type="string">
            <text:p>2022-08-20_07-32-32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8" office:value-type="string">
            <text:p>2022-08-19_21-11-3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8" office:value-type="string">
            <text:p>2022-08-20_13-31-3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8" office:value-type="string">
            <text:p>2022-08-20_07-41-53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08-20_17-15-26_000.jpg</text:p>
          </table:table-cell>
          <table:table-cell table:style-name="ce27" office:value-type="string">
            <text:p>:m RES 1*2 / free# JVEMV6 68#_341:1 / 68. theoretical-physics(tp) / topics=量子力学,w=,doc=r-7-A1~1.1.9#1-6.1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1*2 / free# JVEMV6 68#_341:1 / 68. theoretical-physics(tp) / topics=量子力学,w=,doc=r-7-A1~1.1.9#1-6.1,s=~,i=~,other=calc+">
            <text:p>:m RES 1*2 / free# JVEMV6 68#_341:1 / 68. theoretical-physics(tp) / topics=量子力学,w=,doc=r-7-A1~1.1.9#1-6.1,s=~,i=~,other=calc+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string">
            <text:p>2022-08-20_17-15-42_000.jpg</text:p>
          </table:table-cell>
          <table:table-cell table:style-name="ce27" office:value-type="string">
            <text:p>:m RES 2*2 / free# JVEMV6 68#_341:1 / 68. theoretical-physics(tp) / topics=量子力学,w=,doc=r-7-A1~1.1.9#1-6.1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2*2 / free# JVEMV6 68#_341:1 / 68. theoretical-physics(tp) / topics=量子力学,w=,doc=r-7-A1~1.1.9#1-6.1,s=~,i=~,other=calc+">
            <text:p>:m RES 2*2 / free# JVEMV6 68#_341:1 / 68. theoretical-physics(tp) / topics=量子力学,w=,doc=r-7-A1~1.1.9#1-6.1,s=~,i=~,other=calc+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08-20_19-05-03_000.jpg</text:p>
          </table:table-cell>
          <table:table-cell table:style-name="ce27" office:value-type="string">
            <text:p>:m :篠笛,shinobue #*# / session-memo:session-1 / p.1:genre=melody,key=h-2`(C),file-piece-other=~ \\\ p.2:genre=melody,for=continue:p.1,file-piece-other=~ \\\ p.3:genre=melody,for=addition:muse:2022-08-19_19-02-23(mscz),file-piece-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篠笛,shinobue #*# / session-memo:session-1 / p.1:genre=melody,key=h-2`(C),file-piece-other=~ \\\ p.2:genre=melody,for=continue:p.1,file-piece-other=~ \\\ p.3:genre=melody,for=addition:muse:2022-08-19_19-02-23(mscz),file-piece-other=~">
            <text:p>:m :篠笛,shinobue #*# / session-memo:session-1 / p.1:genre=melody,key=h-2`(C),file-piece-other=~ \\\ p.2:genre=melody,for=continue:p.1,file-piece-other=~ \\\ p.3:genre=melody,for=addition:muse:2022-08-19_19-02-23(mscz),file-piece-other=~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1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15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1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1"/>
          <table:table-cell table:style-name="ce8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3">
            <text:p>73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0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1">2022/08/21</text:date>, <text:time>11:41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21T11:41:58.80</dc:date>
    <dc:creator>iwabuchi ken</dc:creator>
    <meta:editing-duration>P48DT18H14S</meta:editing-duration>
    <meta:editing-cycles>15838</meta:editing-cycles>
    <meta:document-statistic meta:table-count="2" meta:cell-count="908" meta:object-count="0"/>
    <meta:user-defined meta:name="qrichtext">1</meta:user-defined>
  </office:meta>
</office:document-meta>
</file>